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layer="layout" svg:width="4.5cm" svg:height="1cm" svg:x="7.5cm" svg:y="2.5cm">
            <text:p text:style-name="P1">shift_srl(n)</text:p>
          </draw:rect>
          <draw:line draw:style-name="gr2" draw:text-style-name="P2" draw:layer="layout" svg:x1="8cm" svg:y1="4.75cm" svg:x2="8cm" svg:y2="3.5cm">
            <text:p text:style-name="P3"/>
          </draw:line>
          <draw:frame draw:style-name="gr3" draw:text-style-name="P3" draw:layer="layout" svg:width="4cm" svg:height="1.25cm" svg:x="7.5cm" svg:y="1.5cm">
            <draw:text-box>
              <text:p text:style-name="P3">Init x”0001”</text:p>
            </draw:text-box>
          </draw:frame>
          <draw:line draw:style-name="gr2" draw:text-style-name="P2" draw:layer="layout" svg:x1="12cm" svg:y1="3cm" svg:x2="14cm" svg:y2="3cm">
            <text:p text:style-name="P3"/>
          </draw:line>
          <draw:line draw:style-name="gr2" draw:text-style-name="P2" draw:layer="layout" svg:x1="7.5cm" svg:y1="3cm" svg:x2="6cm" svg:y2="3cm">
            <text:p text:style-name="P3"/>
          </draw:line>
          <draw:line draw:style-name="gr2" draw:text-style-name="P2" draw:layer="layout" svg:x1="6cm" svg:y1="1.5cm" svg:x2="6cm" svg:y2="3cm">
            <text:p text:style-name="P3"/>
          </draw:line>
          <draw:line draw:style-name="gr2" draw:text-style-name="P2" draw:layer="layout" svg:x1="6cm" svg:y1="1.5cm" svg:x2="13cm" svg:y2="1.5cm">
            <text:p text:style-name="P3"/>
          </draw:line>
          <draw:line draw:style-name="gr2" draw:text-style-name="P2" draw:layer="layout" svg:x1="13cm" svg:y1="3cm" svg:x2="13cm" svg:y2="1.5cm">
            <text:p text:style-name="P3"/>
          </draw:line>
          <draw:line draw:style-name="gr4" draw:text-style-name="P2" draw:layer="layout" svg:x1="10.5cm" svg:y1="2.5cm" svg:x2="12cm" svg:y2="2.5cm">
            <text:p text:style-name="P3"/>
          </draw:line>
          <draw:line draw:style-name="gr4" draw:text-style-name="P2" draw:layer="layout" svg:x1="11cm" svg:y1="3.5cm" svg:x2="12cm" svg:y2="3.5cm">
            <text:p text:style-name="P3"/>
          </draw:line>
          <draw:rect draw:style-name="gr1" draw:text-style-name="P2" draw:layer="layout" svg:width="1.5cm" svg:height="2cm" svg:x="14cm" svg:y="2.5cm">
            <text:p text:style-name="P1">&amp;</text:p>
          </draw:rect>
          <draw:line draw:style-name="gr2" draw:text-style-name="P2" draw:layer="layout" svg:x1="13cm" svg:y1="4cm" svg:x2="13cm" svg:y2="6.25cm">
            <text:p text:style-name="P3"/>
          </draw:line>
          <draw:line draw:style-name="gr2" draw:text-style-name="P2" draw:layer="layout" svg:x1="14cm" svg:y1="4cm" svg:x2="13cm" svg:y2="4cm">
            <text:p text:style-name="P3"/>
          </draw:line>
          <draw:line draw:style-name="gr2" draw:text-style-name="P2" draw:layer="layout" svg:x1="15.5cm" svg:y1="3.5cm" svg:x2="20.5cm" svg:y2="3.5cm">
            <text:p text:style-name="P3"/>
          </draw:line>
          <draw:frame draw:style-name="gr3" draw:text-style-name="P3" draw:layer="layout" svg:width="5cm" svg:height="1.25cm" svg:x="15.5cm" svg:y="3.5cm">
            <draw:text-box>
              <text:p text:style-name="P3">rco(n)</text:p>
            </draw:text-box>
          </draw:frame>
          <draw:rect draw:style-name="gr1" draw:text-style-name="P2" draw:layer="layout" svg:width="1.5cm" svg:height="2cm" svg:x="5.5cm" svg:y="3.75cm">
            <text:p text:style-name="P1">&amp;</text:p>
          </draw:rect>
          <draw:line draw:style-name="gr2" draw:text-style-name="P2" draw:layer="layout" svg:x1="7cm" svg:y1="4.75cm" svg:x2="8cm" svg:y2="4.75cm">
            <text:p text:style-name="P3"/>
          </draw:line>
          <draw:line draw:style-name="gr2" draw:text-style-name="P2" draw:layer="layout" svg:x1="2.5cm" svg:y1="4.25cm" svg:x2="5.5cm" svg:y2="4.25cm">
            <text:p text:style-name="P3"/>
          </draw:line>
          <draw:line draw:style-name="gr2" draw:text-style-name="P2" draw:layer="layout" svg:x1="2.5cm" svg:y1="5.25cm" svg:x2="5.5cm" svg:y2="5.25cm">
            <text:p text:style-name="P3"/>
          </draw:line>
          <draw:line draw:style-name="gr2" draw:text-style-name="P2" draw:layer="layout" svg:x1="4.5cm" svg:y1="6.25cm" svg:x2="13cm" svg:y2="6.25cm">
            <text:p text:style-name="P3"/>
          </draw:line>
          <draw:line draw:style-name="gr2" draw:text-style-name="P2" draw:layer="layout" svg:x1="4.5cm" svg:y1="5.25cm" svg:x2="4.5cm" svg:y2="6.25cm">
            <text:p text:style-name="P3"/>
          </draw:line>
          <draw:frame draw:style-name="gr3" draw:text-style-name="P3" draw:layer="layout" svg:width="2.5cm" svg:height="1.25cm" svg:x="2cm" svg:y="5.25cm">
            <draw:text-box>
              <text:p text:style-name="P3">ent(n)</text:p>
            </draw:text-box>
          </draw:frame>
          <draw:frame draw:style-name="gr5" draw:text-style-name="P3" draw:layer="layout" svg:width="2.5cm" svg:height="1cm" svg:x="2cm" svg:y="3.25cm">
            <draw:text-box>
              <text:p text:style-name="P3">enp(n)</text:p>
            </draw:text-box>
          </draw:frame>
          <draw:frame draw:style-name="gr5" draw:text-style-name="P3" draw:layer="layout" svg:width="3.5cm" svg:height="1cm" svg:x="8cm" svg:y="3.75cm">
            <draw:text-box>
              <text:p text:style-name="P3">clk_en(n)</text:p>
            </draw:text-box>
          </draw:frame>
        </draw:g>
        <draw:g>
          <draw:rect draw:style-name="gr2" draw:text-style-name="P2" draw:layer="layout" svg:width="4cm" svg:height="2.5cm" svg:x="23cm" svg:y="1.5cm">
            <text:p text:style-name="P3"/>
          </draw:rect>
          <draw:line draw:style-name="gr2" draw:text-style-name="P2" draw:layer="layout" svg:x1="27cm" svg:y1="2.5cm" svg:x2="28cm" svg:y2="2.5cm">
            <text:p text:style-name="P3"/>
          </draw:line>
          <draw:line draw:style-name="gr2" draw:text-style-name="P2" draw:layer="layout" svg:x1="22cm" svg:y1="3.5cm" svg:x2="23cm" svg:y2="3.5cm">
            <text:p text:style-name="P3"/>
          </draw:line>
          <draw:line draw:style-name="gr2" draw:text-style-name="P2" draw:layer="layout" svg:x1="22cm" svg:y1="2cm" svg:x2="23cm" svg:y2="2cm">
            <text:p text:style-name="P3"/>
          </draw:line>
          <draw:frame draw:style-name="gr5" draw:text-style-name="P3" draw:layer="layout" svg:width="2cm" svg:height="1cm" svg:x="23cm" svg:y="3cm">
            <draw:text-box>
              <text:p text:style-name="P3">ent</text:p>
            </draw:text-box>
          </draw:frame>
          <draw:frame draw:style-name="gr5" draw:text-style-name="P3" draw:layer="layout" svg:width="2cm" svg:height="1cm" svg:x="23cm" svg:y="1.5cm">
            <draw:text-box>
              <text:p text:style-name="P3">enp</text:p>
            </draw:text-box>
          </draw:frame>
          <draw:frame draw:style-name="gr6" draw:layer="layout" svg:width="1.383cm" svg:height="0.963cm" svg:x="25.617cm" svg:y="2.037cm">
            <draw:text-box>
              <text:p text:style-name="P3">rco</text:p>
            </draw:text-box>
          </draw:frame>
        </draw:g>
        <draw:g>
          <draw:frame draw:style-name="gr7" draw:text-style-name="P3" draw:layer="layout" svg:width="3.5cm" svg:height="1.75cm" svg:x="33cm" svg:y="7.5cm">
            <draw:text-box>
              <text:p text:style-name="P3">To further stages</text:p>
            </draw:text-box>
          </draw:frame>
          <draw:g>
            <draw:g>
              <draw:rect draw:style-name="gr2" draw:text-style-name="P2" draw:layer="layout" svg:width="4cm" svg:height="2.5cm" svg:x="13cm" svg:y="8.5cm">
                <text:p text:style-name="P3"/>
              </draw:rect>
              <draw:line draw:style-name="gr2" draw:text-style-name="P2" draw:layer="layout" svg:x1="17cm" svg:y1="9.5cm" svg:x2="18cm" svg:y2="9.5cm">
                <text:p text:style-name="P3"/>
              </draw:line>
              <draw:line draw:style-name="gr2" draw:text-style-name="P2" draw:layer="layout" svg:x1="12cm" svg:y1="10.5cm" svg:x2="13cm" svg:y2="10.5cm">
                <text:p text:style-name="P3"/>
              </draw:line>
              <draw:line draw:style-name="gr2" draw:text-style-name="P2" draw:layer="layout" svg:x1="12cm" svg:y1="9cm" svg:x2="13cm" svg:y2="9cm">
                <text:p text:style-name="P3"/>
              </draw:line>
              <draw:frame draw:style-name="gr5" draw:text-style-name="P3" draw:layer="layout" svg:width="2cm" svg:height="1cm" svg:x="13cm" svg:y="10cm">
                <draw:text-box>
                  <text:p text:style-name="P3">ent</text:p>
                </draw:text-box>
              </draw:frame>
              <draw:frame draw:style-name="gr5" draw:text-style-name="P3" draw:layer="layout" svg:width="2cm" svg:height="1cm" svg:x="13cm" svg:y="8.5cm">
                <draw:text-box>
                  <text:p text:style-name="P3">enp</text:p>
                </draw:text-box>
              </draw:frame>
              <draw:frame draw:style-name="gr6" draw:layer="layout" svg:width="1.383cm" svg:height="0.963cm" svg:x="15.617cm" svg:y="9.037cm">
                <draw:text-box>
                  <text:p text:style-name="P3">rco</text:p>
                </draw:text-box>
              </draw:frame>
            </draw:g>
            <draw:g>
              <draw:rect draw:style-name="gr2" draw:text-style-name="P2" draw:layer="layout" svg:width="4cm" svg:height="2.5cm" svg:x="20.5cm" svg:y="8.5cm">
                <text:p text:style-name="P3"/>
              </draw:rect>
              <draw:line draw:style-name="gr2" draw:text-style-name="P2" draw:layer="layout" svg:x1="24.5cm" svg:y1="9.5cm" svg:x2="25.5cm" svg:y2="9.5cm">
                <text:p text:style-name="P3"/>
              </draw:line>
              <draw:line draw:style-name="gr2" draw:text-style-name="P2" draw:layer="layout" svg:x1="19.5cm" svg:y1="10.5cm" svg:x2="20.5cm" svg:y2="10.5cm">
                <text:p text:style-name="P3"/>
              </draw:line>
              <draw:line draw:style-name="gr2" draw:text-style-name="P2" draw:layer="layout" svg:x1="19.5cm" svg:y1="9cm" svg:x2="20.5cm" svg:y2="9cm">
                <text:p text:style-name="P3"/>
              </draw:line>
              <draw:frame draw:style-name="gr5" draw:text-style-name="P3" draw:layer="layout" svg:width="2cm" svg:height="1cm" svg:x="20.5cm" svg:y="10cm">
                <draw:text-box>
                  <text:p text:style-name="P3">ent</text:p>
                </draw:text-box>
              </draw:frame>
              <draw:frame draw:style-name="gr5" draw:text-style-name="P3" draw:layer="layout" svg:width="2cm" svg:height="1cm" svg:x="20.5cm" svg:y="8.5cm">
                <draw:text-box>
                  <text:p text:style-name="P3">enp</text:p>
                </draw:text-box>
              </draw:frame>
              <draw:frame draw:style-name="gr6" draw:layer="layout" svg:width="1.383cm" svg:height="0.963cm" svg:x="23.117cm" svg:y="9.037cm">
                <draw:text-box>
                  <text:p text:style-name="P3">rco</text:p>
                </draw:text-box>
              </draw:frame>
            </draw:g>
            <draw:line draw:style-name="gr2" draw:text-style-name="P2" draw:layer="layout" svg:x1="10cm" svg:y1="9.5cm" svg:x2="10cm" svg:y2="9cm">
              <text:p text:style-name="P3"/>
            </draw:line>
            <draw:line draw:style-name="gr2" draw:text-style-name="P2" draw:layer="layout" svg:x1="12cm" svg:y1="9cm" svg:x2="10cm" svg:y2="9cm">
              <text:p text:style-name="P3"/>
            </draw:line>
            <draw:line draw:style-name="gr2" draw:text-style-name="P2" draw:layer="layout" svg:x1="10cm" svg:y1="9cm" svg:x2="10cm" svg:y2="7cm">
              <text:p text:style-name="P3"/>
            </draw:line>
            <draw:frame draw:style-name="gr6" draw:layer="layout" svg:width="1.696cm" svg:height="0.963cm" svg:x="2.304cm" svg:y="10.037cm">
              <draw:text-box>
                <text:p text:style-name="P3">high</text:p>
              </draw:text-box>
            </draw:frame>
            <draw:line draw:style-name="gr2" draw:text-style-name="P2" draw:layer="layout" svg:x1="4cm" svg:y1="9cm" svg:x2="2.5cm" svg:y2="9cm">
              <text:p text:style-name="P3"/>
            </draw:line>
            <draw:line draw:style-name="gr2" draw:text-style-name="P2" draw:layer="layout" svg:x1="3.5cm" svg:y1="8cm" svg:x2="3.5cm" svg:y2="9cm">
              <text:p text:style-name="P3"/>
            </draw:line>
            <draw:line draw:style-name="gr2" draw:text-style-name="P2" draw:layer="layout" svg:x1="3.5cm" svg:y1="8cm" svg:x2="12cm" svg:y2="8cm">
              <text:p text:style-name="P3"/>
            </draw:line>
            <draw:line draw:style-name="gr2" draw:text-style-name="P2" draw:layer="layout" svg:x1="12cm" svg:y1="10.5cm" svg:x2="12cm" svg:y2="8cm">
              <text:p text:style-name="P3"/>
            </draw:line>
            <draw:frame draw:style-name="gr6" draw:layer="layout" svg:width="1.205cm" svg:height="0.963cm" svg:x="2cm" svg:y="8cm">
              <draw:text-box>
                <text:p text:style-name="P3">en</text:p>
              </draw:text-box>
            </draw:frame>
            <draw:line draw:style-name="gr2" draw:text-style-name="P2" draw:layer="layout" svg:x1="25.5cm" svg:y1="9.5cm" svg:x2="25.5cm" svg:y2="10.5cm">
              <text:p text:style-name="P3"/>
            </draw:line>
            <draw:line draw:style-name="gr2" draw:text-style-name="P2" draw:layer="layout" svg:x1="27cm" svg:y1="10.5cm" svg:x2="25.5cm" svg:y2="10.5cm">
              <text:p text:style-name="P3"/>
            </draw:line>
            <draw:line draw:style-name="gr2" draw:text-style-name="P2" draw:layer="layout" svg:x1="10cm" svg:y1="7cm" svg:x2="19.5cm" svg:y2="7cm">
              <text:p text:style-name="P3"/>
            </draw:line>
            <draw:line draw:style-name="gr2" draw:text-style-name="P2" draw:layer="layout" svg:x1="19.5cm" svg:y1="7cm" svg:x2="19.5cm" svg:y2="9cm">
              <text:p text:style-name="P3"/>
            </draw:line>
            <draw:line draw:style-name="gr2" draw:text-style-name="P2" draw:layer="layout" svg:x1="19.5cm" svg:y1="7cm" svg:x2="36cm" svg:y2="7cm">
              <text:p text:style-name="P3"/>
            </draw:line>
            <draw:g>
              <draw:rect draw:style-name="gr2" draw:text-style-name="P2" draw:layer="layout" svg:width="4cm" svg:height="2.5cm" svg:x="28cm" svg:y="8.5cm">
                <text:p text:style-name="P3"/>
              </draw:rect>
              <draw:line draw:style-name="gr2" draw:text-style-name="P2" draw:layer="layout" svg:x1="32cm" svg:y1="9.5cm" svg:x2="33cm" svg:y2="9.5cm">
                <text:p text:style-name="P3"/>
              </draw:line>
              <draw:line draw:style-name="gr2" draw:text-style-name="P2" draw:layer="layout" svg:x1="27cm" svg:y1="10.5cm" svg:x2="28cm" svg:y2="10.5cm">
                <text:p text:style-name="P3"/>
              </draw:line>
              <draw:line draw:style-name="gr2" draw:text-style-name="P2" draw:layer="layout" svg:x1="27cm" svg:y1="9cm" svg:x2="28cm" svg:y2="9cm">
                <text:p text:style-name="P3"/>
              </draw:line>
              <draw:frame draw:style-name="gr5" draw:text-style-name="P3" draw:layer="layout" svg:width="2cm" svg:height="1cm" svg:x="28cm" svg:y="10cm">
                <draw:text-box>
                  <text:p text:style-name="P3">ent</text:p>
                </draw:text-box>
              </draw:frame>
              <draw:frame draw:style-name="gr5" draw:text-style-name="P3" draw:layer="layout" svg:width="2cm" svg:height="1cm" svg:x="28cm" svg:y="8.5cm">
                <draw:text-box>
                  <text:p text:style-name="P3">enp</text:p>
                </draw:text-box>
              </draw:frame>
              <draw:frame draw:style-name="gr6" draw:layer="layout" svg:width="1.383cm" svg:height="0.963cm" svg:x="30.617cm" svg:y="9.037cm">
                <draw:text-box>
                  <text:p text:style-name="P3">rco</text:p>
                </draw:text-box>
              </draw:frame>
            </draw:g>
            <draw:line draw:style-name="gr2" draw:text-style-name="P2" draw:layer="layout" svg:x1="25.5cm" svg:y1="9.5cm" svg:x2="25.5cm" svg:y2="10.5cm">
              <text:p text:style-name="P3"/>
            </draw:line>
            <draw:line draw:style-name="gr2" draw:text-style-name="P2" draw:layer="layout" svg:x1="27cm" svg:y1="10.5cm" svg:x2="25.5cm" svg:y2="10.5cm">
              <text:p text:style-name="P3"/>
            </draw:line>
            <draw:line draw:style-name="gr2" draw:text-style-name="P2" draw:layer="layout" svg:x1="18cm" svg:y1="9.5cm" svg:x2="18cm" svg:y2="10.5cm">
              <text:p text:style-name="P3"/>
            </draw:line>
            <draw:line draw:style-name="gr2" draw:text-style-name="P2" draw:layer="layout" svg:x1="19.5cm" svg:y1="10.5cm" svg:x2="18cm" svg:y2="10.5cm">
              <text:p text:style-name="P3"/>
            </draw:line>
            <draw:line draw:style-name="gr2" draw:text-style-name="P2" draw:layer="layout" svg:x1="18cm" svg:y1="9.5cm" svg:x2="18cm" svg:y2="10.5cm">
              <text:p text:style-name="P3"/>
            </draw:line>
            <draw:line draw:style-name="gr2" draw:text-style-name="P2" draw:layer="layout" svg:x1="19.5cm" svg:y1="10.5cm" svg:x2="18cm" svg:y2="10.5cm">
              <text:p text:style-name="P3"/>
            </draw:line>
            <draw:line draw:style-name="gr2" draw:text-style-name="P2" draw:layer="layout" svg:x1="27cm" svg:y1="7cm" svg:x2="27cm" svg:y2="9cm">
              <text:p text:style-name="P3"/>
            </draw:line>
            <draw:line draw:style-name="gr2" draw:text-style-name="P2" draw:layer="layout" svg:x1="33cm" svg:y1="9.5cm" svg:x2="36cm" svg:y2="9.5cm">
              <text:p text:style-name="P3"/>
            </draw:line>
            <draw:g>
              <draw:rect draw:style-name="gr2" draw:text-style-name="P2" draw:layer="layout" svg:width="4cm" svg:height="2.5cm" svg:x="5cm" svg:y="8.5cm">
                <text:p text:style-name="P3"/>
              </draw:rect>
              <draw:line draw:style-name="gr2" draw:text-style-name="P2" draw:layer="layout" svg:x1="9cm" svg:y1="9.5cm" svg:x2="10cm" svg:y2="9.5cm">
                <text:p text:style-name="P3"/>
              </draw:line>
              <draw:line draw:style-name="gr2" draw:text-style-name="P2" draw:layer="layout" svg:x1="4cm" svg:y1="10.5cm" svg:x2="5cm" svg:y2="10.5cm">
                <text:p text:style-name="P3"/>
              </draw:line>
              <draw:line draw:style-name="gr2" draw:text-style-name="P2" draw:layer="layout" svg:x1="4cm" svg:y1="9cm" svg:x2="5cm" svg:y2="9cm">
                <text:p text:style-name="P3"/>
              </draw:line>
              <draw:frame draw:style-name="gr5" draw:text-style-name="P3" draw:layer="layout" svg:width="2cm" svg:height="1cm" svg:x="5cm" svg:y="10cm">
                <draw:text-box>
                  <text:p text:style-name="P3">ent</text:p>
                </draw:text-box>
              </draw:frame>
              <draw:frame draw:style-name="gr5" draw:text-style-name="P3" draw:layer="layout" svg:width="2cm" svg:height="1cm" svg:x="5cm" svg:y="8.5cm">
                <draw:text-box>
                  <text:p text:style-name="P3">enp</text:p>
                </draw:text-box>
              </draw:frame>
              <draw:frame draw:style-name="gr6" draw:layer="layout" svg:width="1.383cm" svg:height="0.963cm" svg:x="7.617cm" svg:y="9.037cm">
                <draw:text-box>
                  <text:p text:style-name="P3">rco</text:p>
                </draw:text-box>
              </draw:frame>
            </draw:g>
            <draw:frame draw:style-name="gr6" draw:layer="layout" svg:width="0.853cm" svg:height="0.963cm" svg:x="6.647cm" svg:y="9.5cm">
              <draw:text-box>
                <text:p text:style-name="P3">0</text:p>
              </draw:text-box>
            </draw:frame>
            <draw:frame draw:style-name="gr6" draw:layer="layout" svg:width="0.853cm" svg:height="0.963cm" svg:x="14.647cm" svg:y="9.537cm">
              <draw:text-box>
                <text:p text:style-name="P3">1</text:p>
              </draw:text-box>
            </draw:frame>
            <draw:frame draw:style-name="gr6" draw:layer="layout" svg:width="0.853cm" svg:height="0.963cm" svg:x="22.147cm" svg:y="9.537cm">
              <draw:text-box>
                <text:p text:style-name="P3">2</text:p>
              </draw:text-box>
            </draw:frame>
            <draw:frame draw:style-name="gr6" draw:layer="layout" svg:width="0.853cm" svg:height="0.963cm" svg:x="29.647cm" svg:y="9.537cm">
              <draw:text-box>
                <text:p text:style-name="P3">3</text:p>
              </draw:text-box>
            </draw:frame>
            <draw:line draw:style-name="gr2" draw:text-style-name="P2" draw:layer="layout" svg:x1="19.5cm" svg:y1="7cm" svg:x2="19.5cm" svg:y2="9cm">
              <text:p text:style-name="P3"/>
            </draw:line>
            <draw:line draw:style-name="gr2" draw:text-style-name="P2" draw:layer="layout" svg:x1="19.5cm" svg:y1="7cm" svg:x2="19.5cm" svg:y2="9cm">
              <text:p text:style-name="P3"/>
            </draw:line>
          </draw:g>
        </draw:g>
        <draw:g>
          <draw:line draw:style-name="gr2" draw:text-style-name="P2" draw:layer="layout" svg:x1="7cm" svg:y1="17.25cm" svg:x2="7cm" svg:y2="16cm">
            <text:p text:style-name="P3"/>
          </draw:line>
          <draw:rect draw:style-name="gr1" draw:text-style-name="P2" draw:layer="layout" svg:width="1.5cm" svg:height="2cm" svg:x="13cm" svg:y="15cm">
            <text:p text:style-name="P1">&amp;</text:p>
          </draw:rect>
          <draw:line draw:style-name="gr2" draw:text-style-name="P2" draw:layer="layout" svg:x1="12cm" svg:y1="16.5cm" svg:x2="12cm" svg:y2="18.75cm">
            <text:p text:style-name="P3"/>
          </draw:line>
          <draw:line draw:style-name="gr2" draw:text-style-name="P2" draw:layer="layout" svg:x1="13cm" svg:y1="16.5cm" svg:x2="12cm" svg:y2="16.5cm">
            <text:p text:style-name="P3"/>
          </draw:line>
          <draw:line draw:style-name="gr2" draw:text-style-name="P2" draw:layer="layout" svg:x1="14.5cm" svg:y1="16cm" svg:x2="19.5cm" svg:y2="16cm">
            <text:p text:style-name="P3"/>
          </draw:line>
          <draw:frame draw:style-name="gr3" draw:text-style-name="P3" draw:layer="layout" svg:width="5cm" svg:height="1.25cm" svg:x="14.5cm" svg:y="16cm">
            <draw:text-box>
              <text:p text:style-name="P3">rco(n)</text:p>
            </draw:text-box>
          </draw:frame>
          <draw:rect draw:style-name="gr1" draw:text-style-name="P2" draw:layer="layout" svg:width="1.5cm" svg:height="2cm" svg:x="4.5cm" svg:y="16.25cm">
            <text:p text:style-name="P1">&amp;</text:p>
          </draw:rect>
          <draw:line draw:style-name="gr2" draw:text-style-name="P2" draw:layer="layout" svg:x1="6cm" svg:y1="17.25cm" svg:x2="7cm" svg:y2="17.25cm">
            <text:p text:style-name="P3"/>
          </draw:line>
          <draw:line draw:style-name="gr2" draw:text-style-name="P2" draw:layer="layout" svg:x1="1.5cm" svg:y1="16.75cm" svg:x2="4.5cm" svg:y2="16.75cm">
            <text:p text:style-name="P3"/>
          </draw:line>
          <draw:line draw:style-name="gr2" draw:text-style-name="P2" draw:layer="layout" svg:x1="1.5cm" svg:y1="17.75cm" svg:x2="4.5cm" svg:y2="17.75cm">
            <text:p text:style-name="P3"/>
          </draw:line>
          <draw:line draw:style-name="gr2" draw:text-style-name="P2" draw:layer="layout" svg:x1="3.5cm" svg:y1="18.75cm" svg:x2="12cm" svg:y2="18.75cm">
            <text:p text:style-name="P3"/>
          </draw:line>
          <draw:line draw:style-name="gr2" draw:text-style-name="P2" draw:layer="layout" svg:x1="3.5cm" svg:y1="17.75cm" svg:x2="3.5cm" svg:y2="18.75cm">
            <text:p text:style-name="P3"/>
          </draw:line>
          <draw:frame draw:style-name="gr3" draw:text-style-name="P3" draw:layer="layout" svg:width="2.5cm" svg:height="1.25cm" svg:x="1cm" svg:y="17.75cm">
            <draw:text-box>
              <text:p text:style-name="P3">ent(n)</text:p>
            </draw:text-box>
          </draw:frame>
          <draw:frame draw:style-name="gr5" draw:text-style-name="P3" draw:layer="layout" svg:width="2.5cm" svg:height="1cm" svg:x="1cm" svg:y="15.75cm">
            <draw:text-box>
              <text:p text:style-name="P3">enp(n)</text:p>
            </draw:text-box>
          </draw:frame>
          <draw:frame draw:style-name="gr5" draw:text-style-name="P3" draw:layer="layout" svg:width="3.5cm" svg:height="1cm" svg:x="7cm" svg:y="16.25cm">
            <draw:text-box>
              <text:p text:style-name="P3">clk_en(n)</text:p>
            </draw:text-box>
          </draw:frame>
          <draw:rect draw:style-name="gr1" draw:text-style-name="P2" draw:layer="layout" svg:width="2.5cm" svg:height="4cm" svg:x="6cm" svg:y="12cm">
            <text:p text:style-name="P1">counter</text:p>
          </draw:rect>
          <draw:line draw:style-name="gr2" draw:text-style-name="P2" draw:layer="layout" svg:x1="8.5cm" svg:y1="12.5cm" svg:x2="10cm" svg:y2="12.5cm">
            <text:p text:style-name="P3"/>
          </draw:line>
          <draw:frame draw:style-name="gr6" draw:layer="layout" svg:width="1.349cm" svg:height="0.963cm" svg:x="8.651cm" svg:y="11.5cm">
            <draw:text-box>
              <text:p text:style-name="P3">Q0</text:p>
            </draw:text-box>
          </draw:frame>
          <draw:line draw:style-name="gr2" draw:text-style-name="P2" draw:layer="layout" svg:x1="8.5cm" svg:y1="13.5cm" svg:x2="10cm" svg:y2="13.5cm">
            <text:p text:style-name="P3"/>
          </draw:line>
          <draw:frame draw:style-name="gr6" draw:layer="layout" svg:width="1.349cm" svg:height="0.963cm" svg:x="8.651cm" svg:y="12.5cm">
            <draw:text-box>
              <text:p text:style-name="P3">Q1</text:p>
            </draw:text-box>
          </draw:frame>
          <draw:line draw:style-name="gr2" draw:text-style-name="P2" draw:layer="layout" svg:x1="8.5cm" svg:y1="14.5cm" svg:x2="10cm" svg:y2="14.5cm">
            <text:p text:style-name="P3"/>
          </draw:line>
          <draw:frame draw:style-name="gr6" draw:layer="layout" svg:width="1.349cm" svg:height="0.963cm" svg:x="8.651cm" svg:y="13.5cm">
            <draw:text-box>
              <text:p text:style-name="P3">Q2</text:p>
            </draw:text-box>
          </draw:frame>
          <draw:line draw:style-name="gr2" draw:text-style-name="P2" draw:layer="layout" svg:x1="8.5cm" svg:y1="15.5cm" svg:x2="10cm" svg:y2="15.5cm">
            <text:p text:style-name="P3"/>
          </draw:line>
          <draw:frame draw:style-name="gr6" draw:layer="layout" svg:width="1.349cm" svg:height="0.963cm" svg:x="8.651cm" svg:y="14.5cm">
            <draw:text-box>
              <text:p text:style-name="P3">Q3</text:p>
            </draw:text-box>
          </draw:frame>
          <draw:rect draw:style-name="gr1" draw:text-style-name="P2" draw:layer="layout" svg:width="1.5cm" svg:height="4.5cm" svg:x="10cm" svg:y="11.5cm">
            <text:p text:style-name="P1">&amp;</text:p>
          </draw:rect>
          <draw:line draw:style-name="gr2" draw:text-style-name="P2" draw:layer="layout" svg:x1="11.5cm" svg:y1="13.5cm" svg:x2="12cm" svg:y2="13.5cm">
            <text:p text:style-name="P3"/>
          </draw:line>
          <draw:line draw:style-name="gr2" draw:text-style-name="P2" draw:layer="layout" svg:x1="13cm" svg:y1="15.5cm" svg:x2="12cm" svg:y2="15.5cm">
            <text:p text:style-name="P3"/>
          </draw:line>
          <draw:line draw:style-name="gr2" draw:text-style-name="P2" draw:layer="layout" svg:x1="12cm" svg:y1="13.5cm" svg:x2="12cm" svg:y2="15.5cm">
            <text:p text:style-name="P3"/>
          </draw:line>
        </draw:g>
        <draw:g>
          <draw:g>
            <draw:rect draw:style-name="gr2" draw:text-style-name="P4" draw:layer="layout" svg:width="1.5cm" svg:height="2.5cm" svg:x="18.5cm" svg:y="22cm">
              <text:p text:style-name="P3"/>
            </draw:rect>
            <draw:frame draw:style-name="gr8" draw:text-style-name="P5" draw:layer="layout" svg:width="0.972cm" svg:height="0.6cm" svg:x="18.5cm" svg:y="22cm">
              <draw:text-box>
                <text:p text:style-name="P3"><text:span text:style-name="T1">enp</text:span></text:p>
              </draw:text-box>
            </draw:frame>
            <draw:frame draw:style-name="gr8" draw:text-style-name="P5" draw:layer="layout" svg:width="0.896cm" svg:height="0.6cm" svg:x="18.5cm" svg:y="23.9cm">
              <draw:text-box>
                <text:p text:style-name="P3"><text:span text:style-name="T1">ent</text:span></text:p>
              </draw:text-box>
            </draw:frame>
            <draw:frame draw:style-name="gr8" draw:text-style-name="P5" draw:layer="layout" svg:width="0.896cm" svg:height="0.6cm" svg:x="19.104cm" svg:y="23cm">
              <draw:text-box>
                <text:p text:style-name="P3"><text:span text:style-name="T1">rco</text:span></text:p>
              </draw:text-box>
            </draw:frame>
          </draw:g>
          <draw:line draw:style-name="gr2" draw:text-style-name="P4" draw:layer="layout" svg:x1="16cm" svg:y1="22cm" svg:x2="14cm" svg:y2="22cm">
            <text:p text:style-name="P3"/>
          </draw:line>
          <draw:frame draw:style-name="gr6" draw:text-style-name="P5" draw:layer="layout" svg:width="0.815cm" svg:height="0.569cm" svg:x="14.685cm" svg:y="21.431cm">
            <draw:text-box>
              <text:p text:style-name="P3"><text:span text:style-name="T1">en</text:span></text:p>
            </draw:text-box>
          </draw:frame>
          <draw:frame draw:style-name="gr6" draw:text-style-name="P5" draw:layer="layout" svg:width="1.082cm" svg:height="0.569cm" svg:x="14.5cm" svg:y="23.431cm">
            <draw:text-box>
              <text:p text:style-name="P3"><text:span text:style-name="T1">High</text:span></text:p>
            </draw:text-box>
          </draw:frame>
          <draw:frame draw:style-name="gr9" draw:text-style-name="P5" draw:layer="layout" svg:width="3cm" svg:height="0.569cm" svg:x="25cm" svg:y="20cm">
            <draw:text-box>
              <text:p text:style-name="P3"><text:span text:style-name="T1">To further stages</text:span></text:p>
            </draw:text-box>
          </draw:frame>
          <draw:g>
            <draw:rect draw:style-name="gr2" draw:text-style-name="P4" draw:layer="layout" svg:width="1.5cm" svg:height="2.5cm" svg:x="16cm" svg:y="21.5cm">
              <text:p text:style-name="P3"/>
            </draw:rect>
            <draw:frame draw:style-name="gr8" draw:text-style-name="P5" draw:layer="layout" svg:width="0.972cm" svg:height="0.6cm" svg:x="16cm" svg:y="21.5cm">
              <draw:text-box>
                <text:p text:style-name="P3"><text:span text:style-name="T1">enp</text:span></text:p>
              </draw:text-box>
            </draw:frame>
            <draw:frame draw:style-name="gr8" draw:text-style-name="P5" draw:layer="layout" svg:width="0.896cm" svg:height="0.6cm" svg:x="16cm" svg:y="23.4cm">
              <draw:text-box>
                <text:p text:style-name="P3"><text:span text:style-name="T1">ent</text:span></text:p>
              </draw:text-box>
            </draw:frame>
            <draw:frame draw:style-name="gr8" draw:text-style-name="P5" draw:layer="layout" svg:width="0.896cm" svg:height="0.6cm" svg:x="16.604cm" svg:y="22.5cm">
              <draw:text-box>
                <text:p text:style-name="P3"><text:span text:style-name="T1">rco</text:span></text:p>
              </draw:text-box>
            </draw:frame>
          </draw:g>
          <draw:g>
            <draw:rect draw:style-name="gr2" draw:text-style-name="P4" draw:layer="layout" svg:width="1.5cm" svg:height="2.5cm" svg:x="21cm" svg:y="21cm">
              <text:p text:style-name="P3"/>
            </draw:rect>
            <draw:frame draw:style-name="gr8" draw:text-style-name="P5" draw:layer="layout" svg:width="0.972cm" svg:height="0.6cm" svg:x="21cm" svg:y="21cm">
              <draw:text-box>
                <text:p text:style-name="P3"><text:span text:style-name="T1">enp</text:span></text:p>
              </draw:text-box>
            </draw:frame>
            <draw:frame draw:style-name="gr8" draw:text-style-name="P5" draw:layer="layout" svg:width="0.896cm" svg:height="0.6cm" svg:x="21cm" svg:y="22.9cm">
              <draw:text-box>
                <text:p text:style-name="P3"><text:span text:style-name="T1">ent</text:span></text:p>
              </draw:text-box>
            </draw:frame>
            <draw:frame draw:style-name="gr8" draw:text-style-name="P5" draw:layer="layout" svg:width="0.896cm" svg:height="0.6cm" svg:x="21.604cm" svg:y="22cm">
              <draw:text-box>
                <text:p text:style-name="P3"><text:span text:style-name="T1">rco</text:span></text:p>
              </draw:text-box>
            </draw:frame>
          </draw:g>
          <draw:g>
            <draw:rect draw:style-name="gr2" draw:text-style-name="P4" draw:layer="layout" svg:width="1.5cm" svg:height="2.5cm" svg:x="23.5cm" svg:y="20cm">
              <text:p text:style-name="P3"/>
            </draw:rect>
            <draw:frame draw:style-name="gr8" draw:text-style-name="P5" draw:layer="layout" svg:width="0.972cm" svg:height="0.6cm" svg:x="23.5cm" svg:y="20cm">
              <draw:text-box>
                <text:p text:style-name="P3"><text:span text:style-name="T1">enp</text:span></text:p>
              </draw:text-box>
            </draw:frame>
            <draw:frame draw:style-name="gr8" draw:text-style-name="P5" draw:layer="layout" svg:width="0.896cm" svg:height="0.6cm" svg:x="23.5cm" svg:y="21.9cm">
              <draw:text-box>
                <text:p text:style-name="P3"><text:span text:style-name="T1">ent</text:span></text:p>
              </draw:text-box>
            </draw:frame>
            <draw:frame draw:style-name="gr8" draw:text-style-name="P5" draw:layer="layout" svg:width="0.896cm" svg:height="0.6cm" svg:x="24.104cm" svg:y="21cm">
              <draw:text-box>
                <text:p text:style-name="P3"><text:span text:style-name="T1">rco</text:span></text:p>
              </draw:text-box>
            </draw:frame>
          </draw:g>
          <draw:line draw:style-name="gr2" draw:text-style-name="P2" draw:layer="layout" svg:x1="17.5cm" svg:y1="22.5cm" svg:x2="18.5cm" svg:y2="22.5cm">
            <text:p text:style-name="P3"/>
          </draw:line>
          <draw:line draw:style-name="gr2" draw:text-style-name="P2" draw:layer="layout" svg:x1="20cm" svg:y1="23cm" svg:x2="21cm" svg:y2="23cm">
            <text:p text:style-name="P3"/>
          </draw:line>
          <draw:line draw:style-name="gr2" draw:text-style-name="P2" draw:layer="layout" svg:x1="22.5cm" svg:y1="22cm" svg:x2="23.5cm" svg:y2="22cm">
            <text:p text:style-name="P3"/>
          </draw:line>
          <draw:line draw:style-name="gr2" draw:text-style-name="P2" draw:layer="layout" svg:x1="18cm" svg:y1="22.5cm" svg:x2="18cm" svg:y2="21.5cm">
            <text:p text:style-name="P3"/>
          </draw:line>
          <draw:line draw:style-name="gr2" draw:text-style-name="P2" draw:layer="layout" svg:x1="18cm" svg:y1="21.5cm" svg:x2="21cm" svg:y2="21.5cm">
            <text:p text:style-name="P3"/>
          </draw:line>
          <draw:line draw:style-name="gr2" draw:text-style-name="P2" draw:layer="layout" svg:x1="23.5cm" svg:y1="20.5cm" svg:x2="20.5cm" svg:y2="20.5cm">
            <text:p text:style-name="P3"/>
          </draw:line>
          <draw:line draw:style-name="gr2" draw:text-style-name="P2" draw:layer="layout" svg:x1="20.5cm" svg:y1="21.5cm" svg:x2="20.5cm" svg:y2="20.5cm">
            <text:p text:style-name="P3"/>
          </draw:line>
          <draw:line draw:style-name="gr2" draw:text-style-name="P2" draw:layer="layout" svg:x1="25cm" svg:y1="21cm" svg:x2="27.5cm" svg:y2="21cm">
            <text:p text:style-name="P3"/>
          </draw:line>
          <draw:line draw:style-name="gr2" draw:text-style-name="P2" draw:layer="layout" svg:x1="27.5cm" svg:y1="19.5cm" svg:x2="23cm" svg:y2="19.5cm">
            <text:p text:style-name="P3"/>
          </draw:line>
          <draw:line draw:style-name="gr2" draw:text-style-name="P2" draw:layer="layout" svg:x1="23cm" svg:y1="19.5cm" svg:x2="23cm" svg:y2="20.5cm">
            <text:p text:style-name="P3"/>
          </draw:line>
          <draw:line draw:style-name="gr2" draw:text-style-name="P2" draw:layer="layout" svg:x1="15.5cm" svg:y1="22cm" svg:x2="15.5cm" svg:y2="24.5cm">
            <text:p text:style-name="P3"/>
          </draw:line>
          <draw:line draw:style-name="gr2" draw:text-style-name="P2" draw:layer="layout" svg:x1="18cm" svg:y1="24.5cm" svg:x2="15.5cm" svg:y2="24.5cm">
            <text:p text:style-name="P3"/>
          </draw:line>
          <draw:line draw:style-name="gr2" draw:text-style-name="P2" draw:layer="layout" svg:x1="18cm" svg:y1="24cm" svg:x2="18.5cm" svg:y2="24cm">
            <text:p text:style-name="P3"/>
          </draw:line>
          <draw:line draw:style-name="gr2" draw:text-style-name="P2" draw:layer="layout" svg:x1="18cm" svg:y1="24cm" svg:x2="18cm" svg:y2="24.5cm">
            <text:p text:style-name="P3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12-30T15:40:56</meta:creation-date>
    <dc:date>2008-01-01T18:27:34</dc:date>
    <dc:language>en-GB</dc:language>
    <meta:editing-cycles>22</meta:editing-cycles>
    <meta:editing-duration>PT7H31M20S</meta:editing-duration>
    <meta:user-defined meta:name="Info 1"/>
    <meta:user-defined meta:name="Info 2"/>
    <meta:user-defined meta:name="Info 3"/>
    <meta:user-defined meta:name="Info 4"/>
    <meta:document-statistic meta:object-count="164"/>
  </office:meta>
</office:document-meta>
</file>